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Project Opename (ON): MVP UX and Visual Strategy</text:h>
      <text:h text:outline-level="2">1. What is Opename?</text:h>
      <text:p>Opename is a web-based platform designed for collaborative strategy evaluation and decision-making. Users join strategy sessions to propose, refine, and rate options, while adjusting the vote weight of their peers based on perceived credibility. The platform supports both anonymous and registered use, with downloadable summaries generated for each session.</text:p>
      <text:h text:outline-level="2">2. User Types and Access</text:h>
      <text:p>Participants can remain anonymous or register with an email address. Only registered users can initiate sessions. All users must select a pseudonym and choose from a set of avatars representing various professional roles.</text:p>
      <text:h text:outline-level="2">3. Alien Avatars by Job Role</text:h>
      <text:p>To enhance brand memory and professionalism while remaining approachable, each user avatar is a stylized alien depicting a job or role. Roles are grouped into categories like Engineering, Legal, Policy, etc., and many include subtypes (e.g., Frontend Developer, DevOps, AI Researcher). Users may be drawn in just to see how their job is represented, encouraging casual onboarding.

Avatars appear during sessions but are excluded from final session exports. Each strategy summary remains clean, showing only pseudonyms or job titles if needed.</text:p>
      <text:h text:outline-level="2">4. UX Philosophy and Visual Style</text:h>
      <text:p>The tone is adult-gamer friendly—casual yet sharp. Avatars and UI elements are amusing and colorful without being cartoonish. Final reports are professionally formatted.

Design guidelines:
- Stylized alien avatars
- Crisp interface with accessible navigation
- No unnecessary animations or game elements
- Clean exports suitable for professional circulation</text:p>
      <text:h text:outline-level="2">5. UX Flow Overview</text:h>
      <text:p>[INSERT ON_UX_Flow_v1_resaved.png HERE]</text:p>
      <text:h text:outline-level="2">6. MVP Screens (Planned)</text:h>
      <text:p>- Landing Page: [INSERT LANDING MOCKUP IMAGE HERE]
- Avatar Picker: [INSERT AVATAR MOCKUP IMAGE HERE]
- Session Setup: [INSERT SESSION SETUP IMAGE HERE]
- Strategy Session Interface: [INSERT LIVE SESSION MOCKUP IMAGE HERE]
- Export Page: [INSERT EXPORT MOCKUP IMAGE HERE]</text:p>
      <text:h text:outline-level="2">7. MVP Feature Summary</text:h>
      <text:p>- Anonymous or registered participation
- Pseudonym + avatar identity system
- Real-time strategy refinement with vote weighting
- Clean downloadable strategy summary
- Casual onboarding, serious outputs</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